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89pt"/>
    </style:style>
    <style:style style:name="co2" style:family="table-column">
      <style:table-column-properties fo:break-before="auto" style:column-width="53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82.4pt"/>
    </style:style>
    <style:style style:name="co6" style:family="table-column">
      <style:table-column-properties fo:break-before="auto" style:column-width="655.3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91pt" fo:break-before="auto" style:use-optimal-row-height="tru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25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 table:number-columns-spanned="2" table:number-rows-spanned="1">
            <text:p>Inclusion Criter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clusion Criteria</text:p>
          </table:table-cell>
          <table:covered-table-cell table:style-name="ce1"/>
          <table:table-cell table:style-name="ce1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EC1</text:p>
          </table:table-cell>
          <table:table-cell table:style-name="ce1" office:value-type="string" calcext:value-type="string">
            <text:p>EC2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elected?</text:p>
          </table:table-cell>
          <table:table-cell table:style-name="ce1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 Continuously Processed Business Game Construction for Business Process Training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office:value-type="string" calcext:value-type="string">
            <text:p>A paper in the reference needs to be 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101</text:p>
          </table:table-cell>
          <table:table-cell table:style-name="ce3" office:value-type="string" calcext:value-type="string">
            <text:p>A Moodle Extension for Supporting Workflowdriven Collaborative Learning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Service-Oriented Platform for collaborative learning syste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 survey on reuse in the business process management domain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 Visual Ontology-Driven LD Editor and Player: Application to the Planet Game Case Study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2</text:p>
          </table:table-cell>
          <table:table-cell table:style-name="ce3" office:value-type="string" calcext:value-type="string">
            <text:p>Adding Process-driven collaboration support in Moodle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D1103</text:p>
          </table:table-cell>
          <table:table-cell table:style-name="ce3" office:value-type="string" calcext:value-type="string">
            <text:p>Agent-oriented e-Learning Process Modeling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 Graphical Knowledge Representation Languages-From Informal to Interoperable Executable Models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usiness process learning on the job: A design science oriented approach and its empirical evaluatio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7. 5: Pilot Deployment of an Open Linked Learning Content Infrastructure</text:p>
          </table:table-cell>
          <table:table-cell table:number-columns-repeated="6"/>
          <table:table-cell office:value-type="string" calcext:value-type="string">
            <text:p>Colearn is subset of this. So skipping 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104</text:p>
          </table:table-cell>
          <table:table-cell table:style-name="ce3" office:value-type="string" calcext:value-type="string">
            <text:p>E-learning in Process-oriented Knowledge Management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-learning Systems Support of Collaborative Agreements: A Theoretical Model.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iciting User Needs for a Knowledge Management System to Align Training Programs with Processes and Policies in Large Organizations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5</text:p>
          </table:table-cell>
          <table:table-cell table:style-name="ce3" office:value-type="string" calcext:value-type="string">
            <text:p>Simplified workflow representation of IMS learning design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owledge dimension in business process modeling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nowledge Management and Business Processes Learning on the Job: A Conceptual Approach and its Prototypical Implementatio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LeadFlow4LD: A Method for the Computational Representation of the Learning Flow and Data Flow in Collaborative Learning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-driven learning desig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1106</text:p>
          </table:table-cell>
          <table:table-cell table:style-name="ce3" office:value-type="string" calcext:value-type="string">
            <text:p>On the theoretical foundations of research into the understandability of business process models</text:p>
          </table:table-cell>
          <table:table-cell table:style-name="ce3" table:number-columns-repeated="5"/>
          <table:table-cell table:style-name="ce3"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ology-Based Educational Modelling-Making IMS-LD Visual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107</text:p>
          </table:table-cell>
          <table:table-cell table:style-name="ce3" office:value-type="string" calcext:value-type="string">
            <text:p>PROLEARN framework for process-oriented learning and knowledge work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office:value-type="string" calcext:value-type="string">
            <text:p>survey paper including the required paper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mplified workflow representation of IMS learning design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Paradox of more Flexibility in Education: better Control of educational Activities as a Prerequisite for more Flexibility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rkflow Nets with Roles.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21:12:25.632544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6-09-22T21:59:53.065865952</dc:date>
    <meta:editing-duration>P1DT13H10M25S</meta:editing-duration>
    <meta:editing-cycles>430</meta:editing-cycles>
    <meta:generator>LibreOffice/5.1.4.2$Linux_X86_64 LibreOffice_project/10m0$Build-2</meta:generator>
    <meta:print-date>2015-05-04T15:11:13.162313894</meta:print-date>
    <meta:document-statistic meta:table-count="2" meta:cell-count="168" meta:object-count="0"/>
  </office:meta>
</office:document-meta>
</file>